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compare_string.test_list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compare_string.test_list_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compare_string.test_list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string.test_list_eq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compare_string.test_list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string.test_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_field_access_filter_compare_string.test_list_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compare_string.test_list_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compare_string.test_list_eq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